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cm" svg:stroke-color="#000000" draw:marker-start-width="0.25cm" draw:marker-end-width="0.25cm" draw:fill="solid" draw:fill-color="#f6f9d4" draw:textarea-horizontal-align="justify" draw:textarea-vertical-align="middle" draw:auto-grow-height="false" fo:min-height="2.634cm" fo:min-width="3.39cm" fo:padding-top="0.14cm" fo:padding-bottom="0.14cm" fo:padding-left="0.265cm" fo:padding-right="0.265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="Circle" draw:marker-start-width="0.25cm" draw:marker-end="" draw:marker-end-width="0.2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="" draw:marker-start-width="0.25cm" draw:marker-end="" draw:marker-end-width="0.25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0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  <style:paragraph-properties style:writing-mode="lr-tb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ffd8ce" draw:textarea-horizontal-align="justify" draw:textarea-vertical-align="middle" draw:auto-grow-height="false" fo:min-height="2.604cm" fo:min-width="3.36cm" fo:padding-top="0.14cm" fo:padding-bottom="0.14cm" fo:padding-left="0.265cm" fo:padding-right="0.26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28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objectwithoutfill">
      <style:graphic-properties svg:stroke-width="0.05cm" svg:stroke-color="#000000" draw:marker-start-width="0.28cm" draw:marker-end="Circle_20_unfilled" draw:marker-end-width="0.28cm" draw:fill="solid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28cm" draw:marker-end="" draw:marker-end-width="0.28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3cm" svg:stroke-color="#000000" draw:marker-start-width="0.25cm" draw:marker-end-width="0.25cm" draw:textarea-horizontal-align="justify" draw:textarea-vertical-align="middle" draw:auto-grow-height="false" fo:min-height="0.347cm" fo:min-width="0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.734cm" fo:min-width="0cm" fo:padding-top="0.14cm" fo:padding-bottom="0.14cm" fo:padding-left="0.265cm" fo:padding-right="0.265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Line_20_Arrow" draw:marker-start-width="0.15cm" draw:marker-end="" draw:marker-end-width="0.2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Line_20_Arrow" draw:marker-end-width="0.15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0cm"/>
      <style:paragraph-properties style:writing-mode="lr-tb"/>
    </style:style>
    <style:style style:name="gr19" style:family="graphic" style:parent-style-name="standard">
      <style:graphic-properties svg:stroke-width="0.03cm" svg:stroke-color="#000000" draw:marker-start-width="0.25cm" draw:marker-end-width="0.25cm" draw:fill="solid" draw:fill-color="#dddddd" draw:textarea-horizontal-align="justify" draw:textarea-vertical-align="middle" draw:auto-grow-height="false" fo:min-height="2.604cm" fo:min-width="3.36cm" fo:padding-top="0.14cm" fo:padding-bottom="0.14cm" fo:padding-left="0.265cm" fo:padding-right="0.2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6f9d4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6" style:family="paragraph"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="solid" draw:fill-color="#ffd8ce"/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loext:graphic-properties draw:fill="solid" draw:fill-color="#000000"/>
      <style:paragraph-properties fo:text-align="center" style:writing-mode="lr-tb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10pt" fo:font-weight="bold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color="#ff0000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.89cm" svg:height="2.884cm" svg:x="7.685cm" svg:y="3.717cm">
          <text:p text:style-name="P1">Arduino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8.557cm" svg:y1="8.71cm" svg:x2="8.557cm" svg:y2="10.192cm">
            <text:p/>
          </draw:line>
          <draw:line draw:style-name="gr2" draw:text-style-name="P3" draw:layer="layout" svg:x1="8.557cm" svg:y1="8.105cm" svg:x2="8.557cm" svg:y2="6.623cm">
            <text:p/>
          </draw:line>
          <draw:line draw:style-name="gr3" draw:text-style-name="P3" draw:layer="layout" svg:x1="8.3cm" svg:y1="7.89cm" svg:x2="8.3cm" svg:y2="8.909cm">
            <text:p/>
          </draw:line>
          <draw:custom-shape draw:style-name="gr4" draw:text-style-name="P4" draw:layer="layout" svg:width="0.3cm" svg:height="0.3cm" svg:x="8cm" svg:y="8.2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3" draw:layer="layout" svg:x1="10.62cm" svg:y1="8.711cm" svg:x2="10.62cm" svg:y2="10.193cm">
            <text:p/>
          </draw:line>
          <draw:line draw:style-name="gr2" draw:text-style-name="P3" draw:layer="layout" svg:x1="10.62cm" svg:y1="8.106cm" svg:x2="10.62cm" svg:y2="6.624cm">
            <text:p/>
          </draw:line>
          <draw:line draw:style-name="gr3" draw:text-style-name="P3" draw:layer="layout" svg:x1="10.363cm" svg:y1="7.891cm" svg:x2="10.363cm" svg:y2="8.91cm">
            <text:p/>
          </draw:line>
          <draw:custom-shape draw:style-name="gr4" draw:text-style-name="P4" draw:layer="layout" svg:width="0.3cm" svg:height="0.3cm" svg:x="10.063cm" svg:y="8.24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8.234cm" svg:y1="10.196cm" svg:x2="8.886cm" svg:y2="10.196cm">
          <text:p/>
        </draw:line>
        <draw:line draw:style-name="gr5" draw:text-style-name="P3" draw:layer="layout" svg:x1="10.282cm" svg:y1="10.196cm" svg:x2="10.934cm" svg:y2="10.196cm">
          <text:p/>
        </draw:line>
        <draw:frame draw:style-name="gr6" draw:text-style-name="P5" draw:layer="layout" svg:width="1.734cm" svg:height="0.822cm" svg:x="6.223cm" svg:y="8.083cm">
          <draw:text-box>
            <text:p><text:span text:style-name="T1">SET</text:span></text:p>
          </draw:text-box>
        </draw:frame>
        <draw:frame draw:style-name="gr7" draw:text-style-name="P5" draw:layer="layout" svg:width="1.683cm" svg:height="0.806cm" svg:x="10.703cm" svg:y="8.027cm">
          <draw:text-box>
            <text:p><text:span text:style-name="T1">TRIG</text:span></text:p>
          </draw:text-box>
        </draw:frame>
        <draw:custom-shape draw:style-name="gr8" draw:text-style-name="P7" draw:layer="layout" svg:width="3.89cm" svg:height="2.884cm" svg:x="14.685cm" svg:y="3.717cm">
          <text:p text:style-name="P6"><text:span text:style-name="T2">Thyristors </text:span></text:p>
          <text:p text:style-name="P6"><text:span text:style-name="T2">&amp; </text:span></text:p>
          <text:p text:style-name="P6"><text:span text:style-name="T2">Zero detection</text:span></text:p>
          <text:p text:style-name="P6"><text:span text:style-name="T2">circuit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534cm" svg:y1="5.796cm" svg:x2="14.707cm" svg:y2="5.796cm">
          <text:p/>
        </draw:line>
        <draw:frame draw:style-name="gr10" draw:text-style-name="P5" draw:layer="layout" svg:width="2.761cm" svg:height="0.868cm" svg:x="11.704cm" svg:y="5.827cm">
          <draw:text-box>
            <text:p><text:span text:style-name="T1">TRIGGER</text:span></text:p>
          </draw:text-box>
        </draw:frame>
        <draw:line draw:style-name="gr9" draw:text-style-name="P3" draw:layer="layout" svg:x1="14.694cm" svg:y1="4.596cm" svg:x2="11.521cm" svg:y2="4.596cm">
          <text:p/>
        </draw:line>
        <draw:frame draw:style-name="gr11" draw:text-style-name="P5" draw:layer="layout" svg:width="1.912cm" svg:height="0.806cm" svg:x="12.205cm" svg:y="3.727cm">
          <draw:text-box>
            <text:p><text:span text:style-name="T1">SYNC</text:span></text:p>
          </draw:text-box>
        </draw:frame>
        <draw:line draw:style-name="gr12" draw:text-style-name="P3" draw:layer="layout" svg:x1="17.224cm" svg:y1="6.562cm" svg:x2="17.224cm" svg:y2="7.8cm">
          <text:p/>
        </draw:line>
        <draw:frame draw:style-name="gr11" draw:text-style-name="P5" draw:layer="layout" svg:width="3.66cm" svg:height="0.806cm" svg:x="15.005cm" svg:y="7.827cm">
          <draw:text-box>
            <text:p><text:span text:style-name="T1">230VAC/50Hz</text:span></text:p>
          </draw:text-box>
        </draw:frame>
        <draw:line draw:style-name="gr12" draw:text-style-name="P3" draw:layer="layout" svg:x1="16.024cm" svg:y1="6.55cm" svg:x2="16.024cm" svg:y2="7.788cm">
          <text:p/>
        </draw:line>
        <draw:line draw:style-name="gr13" draw:text-style-name="P3" draw:layer="layout" svg:x1="20.983cm" svg:y1="1.896cm" svg:x2="9.718cm" svg:y2="1.896cm">
          <text:p/>
        </draw:line>
        <draw:line draw:style-name="gr13" draw:text-style-name="P3" draw:layer="layout" svg:x1="9.718cm" svg:y1="3.762cm" svg:x2="9.726cm" svg:y2="1.872cm">
          <text:p/>
        </draw:line>
        <draw:line draw:style-name="gr13" draw:text-style-name="P3" draw:layer="layout" svg:x1="20.979cm" svg:y1="3.741cm" svg:x2="20.986cm" svg:y2="1.883cm">
          <text:p/>
        </draw:line>
        <draw:custom-shape draw:style-name="gr14" draw:text-style-name="P1" draw:layer="layout" svg:width="0.232cm" svg:height="0.627cm" svg:x="20.864cm" svg:y="3.727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0.597cm" svg:y1="4.596cm" svg:x2="18.518cm" svg:y2="4.596cm">
          <text:p/>
        </draw:line>
        <draw:line draw:style-name="gr13" draw:text-style-name="P3" draw:layer="layout" svg:x1="20.598cm" svg:y1="5.596cm" svg:x2="18.519cm" svg:y2="5.596cm">
          <text:p/>
        </draw:line>
        <draw:custom-shape draw:style-name="gr15" draw:text-style-name="P8" draw:layer="layout" svg:width="0.232cm" svg:height="1.014cm" svg:x="20.585cm" svg:y="4.5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232cm" svg:height="1.014cm" svg:x="21.131cm" svg:y="4.586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0.923cm" svg:y1="5.603cm" svg:x2="20.927cm" svg:y2="4.572cm">
          <text:p/>
        </draw:line>
        <draw:line draw:style-name="gr13" draw:text-style-name="P3" draw:layer="layout" svg:x1="21.023cm" svg:y1="5.604cm" svg:x2="21.027cm" svg:y2="4.573cm">
          <text:p/>
        </draw:line>
        <draw:line draw:style-name="gr13" draw:text-style-name="P3" draw:layer="layout" svg:x1="23.398cm" svg:y1="4.596cm" svg:x2="21.319cm" svg:y2="4.596cm">
          <text:p/>
        </draw:line>
        <draw:line draw:style-name="gr13" draw:text-style-name="P3" draw:layer="layout" svg:x1="23.399cm" svg:y1="5.596cm" svg:x2="21.32cm" svg:y2="5.596cm">
          <text:p/>
        </draw:line>
        <draw:line draw:style-name="gr16" draw:text-style-name="P3" draw:layer="layout" svg:x1="23.427cm" svg:y1="4.947cm" svg:x2="23.427cm" svg:y2="4.572cm">
          <text:p/>
        </draw:line>
        <draw:line draw:style-name="gr17" draw:text-style-name="P3" draw:layer="layout" svg:x1="23.427cm" svg:y1="5.622cm" svg:x2="23.427cm" svg:y2="5.247cm">
          <text:p/>
        </draw:line>
        <draw:frame draw:style-name="gr18" draw:text-style-name="P5" draw:layer="layout" svg:width="2.332cm" svg:height="0.811cm" svg:x="21.005cm" svg:y="3.327cm">
          <draw:text-box>
            <text:p><text:span text:style-name="T1">NTC10k</text:span></text:p>
          </draw:text-box>
        </draw:frame>
        <draw:custom-shape draw:style-name="gr19" draw:text-style-name="P9" draw:layer="layout" svg:width="3.89cm" svg:height="2.884cm" svg:x="1.785cm" svg:y="3.717cm">
          <text:p text:style-name="P1">OLED</text:p>
          <text:p text:style-name="P1">0,96”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7.698cm" svg:y1="4.596cm" svg:x2="5.619cm" svg:y2="4.596cm">
          <text:p/>
        </draw:line>
        <draw:line draw:style-name="gr13" draw:text-style-name="P3" draw:layer="layout" svg:x1="7.699cm" svg:y1="5.796cm" svg:x2="5.62cm" svg:y2="5.796cm">
          <text:p/>
        </draw:line>
        <draw:frame draw:style-name="gr20" draw:text-style-name="P10" draw:layer="layout" svg:width="0.99cm" svg:height="0.645cm" svg:x="8.357cm" svg:y="6.522cm">
          <draw:text-box>
            <text:p><text:span text:style-name="T3">D2</text:span></text:p>
          </draw:text-box>
        </draw:frame>
        <draw:frame draw:style-name="gr20" draw:text-style-name="P10" draw:layer="layout" svg:width="0.99cm" svg:height="0.645cm" svg:x="9.857cm" svg:y="6.523cm">
          <draw:text-box>
            <text:p><text:span text:style-name="T3">D3</text:span></text:p>
          </draw:text-box>
        </draw:frame>
        <draw:frame draw:style-name="gr21" draw:text-style-name="P10" draw:layer="layout" svg:width="1.262cm" svg:height="1.039cm" svg:x="11.385cm" svg:y="5.223cm">
          <draw:text-box>
            <text:p><text:span text:style-name="T3">D10</text:span></text:p>
          </draw:text-box>
        </draw:frame>
        <draw:frame draw:style-name="gr20" draw:text-style-name="P10" draw:layer="layout" svg:width="0.99cm" svg:height="0.645cm" svg:x="11.357cm" svg:y="4.523cm">
          <draw:text-box>
            <text:p><text:span text:style-name="T3">D4</text:span></text:p>
          </draw:text-box>
        </draw:frame>
        <draw:frame draw:style-name="gr20" draw:text-style-name="P10" draw:layer="layout" svg:width="0.99cm" svg:height="0.645cm" svg:x="8.957cm" svg:y="3.223cm">
          <draw:text-box>
            <text:p><text:span text:style-name="T3">A0</text:span></text:p>
          </draw:text-box>
        </draw:frame>
        <draw:frame draw:style-name="gr20" draw:text-style-name="P10" draw:layer="layout" svg:width="0.99cm" svg:height="0.645cm" svg:x="6.957cm" svg:y="4.023cm">
          <draw:text-box>
            <text:p><text:span text:style-name="T3">A4</text:span></text:p>
          </draw:text-box>
        </draw:frame>
        <draw:frame draw:style-name="gr20" draw:text-style-name="P10" draw:layer="layout" svg:width="0.99cm" svg:height="0.645cm" svg:x="6.957cm" svg:y="5.223cm">
          <draw:text-box>
            <text:p><text:span text:style-name="T3">A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8cm" fo:margin-bottom="1cm" fo:margin-left="1cm" fo:margin-right="1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2:09:52.300741077</meta:creation-date>
    <dc:date>2020-11-14T23:02:44.737256863</dc:date>
    <meta:editing-duration>PT23M47S</meta:editing-duration>
    <meta:editing-cycles>10</meta:editing-cycles>
    <meta:generator>LibreOffice/6.4.6.2$Linux_X86_64 LibreOffice_project/40$Build-2</meta:generator>
    <meta:document-statistic meta:object-count="48"/>
  </office:meta>
</office:document-meta>
</file>